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я3" style:family="table">
      <style:table-properties style:width="15.259cm" fo:margin-left="1.252cm" table:align="left" style:writing-mode="lr-tb"/>
    </style:style>
    <style:style style:name="Таблиця3.A" style:family="table-column">
      <style:table-column-properties style:column-width="7.779cm"/>
    </style:style>
    <style:style style:name="Таблиця3.B" style:family="table-column">
      <style:table-column-properties style:column-width="7.481cm"/>
    </style:style>
    <style:style style:name="Таблиця3.1" style:family="table-row">
      <style:table-row-properties fo:keep-together="auto"/>
    </style:style>
    <style:style style:name="Таблиця3.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я3.B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Таблиця3.2" style:family="table-row">
      <style:table-row-properties style:min-row-height="1.177cm" fo:keep-together="auto"/>
    </style:style>
    <style:style style:name="Таблиця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я3.B2" style:family="table-cell">
      <style:table-cell-properties style:vertical-align="middle" fo:padding-left="0.191cm" fo:padding-right="0.191cm" fo:padding-top="0cm" fo:padding-bottom="0cm" fo:border="0.5pt solid #000000" style:writing-mode="lr-tb"/>
    </style:style>
    <style:style style:name="Таблиця3.3" style:family="table-row">
      <style:table-row-properties style:min-row-height="0.993cm" fo:keep-together="auto"/>
    </style:style>
    <style:style style:name="Таблиця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я3.B3" style:family="table-cell">
      <style:table-cell-properties style:vertical-align="middle" fo:padding-left="0.191cm" fo:padding-right="0.191cm" fo:padding-top="0cm" fo:padding-bottom="0cm" fo:border="0.5pt solid #000000" style:writing-mode="lr-tb"/>
    </style:style>
    <style:style style:name="Таблиця3.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я3.B4" style:family="table-cell">
      <style:table-cell-properties style:vertical-align="middle" fo:padding-left="0.191cm" fo:padding-right="0.191cm" fo:padding-top="0cm" fo:padding-bottom="0cm" fo:border="0.5pt solid #000000" style:writing-mode="lr-tb"/>
    </style:style>
    <style:style style:name="Таблиця3.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я3.B5" style:family="table-cell">
      <style:table-cell-properties style:vertical-align="middle" fo:padding-left="0.191cm" fo:padding-right="0.191cm" fo:padding-top="0cm" fo:padding-bottom="0cm" fo:border="0.5pt solid #000000" style:writing-mode="lr-tb"/>
    </style:style>
    <style:style style:name="P1" style:family="paragraph" style:parent-style-name="Стиль_20_Первая_20_строка_3a__20__20_0_20_см">
      <style:paragraph-properties fo:line-height="115%" fo:text-align="start" style:justify-single-word="false"/>
      <style:text-properties fo:font-size="12pt" fo:language="uk" fo:country="UA" fo:font-weight="bold" officeooo:paragraph-rsid="001b2b7a" style:font-size-asian="12pt" style:font-weight-asian="bold"/>
    </style:style>
    <style:style style:name="P2" style:family="paragraph" style:parent-style-name="Standard">
      <style:paragraph-properties fo:text-align="start" style:justify-single-word="false"/>
      <style:text-properties fo:language="uk" fo:country="UA" fo:font-weight="bold" officeooo:paragraph-rsid="001b2b7a" style:font-weight-asian="bold"/>
    </style:style>
    <style:style style:name="P3" style:family="paragraph" style:parent-style-name="Standard">
      <style:paragraph-properties fo:text-align="start" style:justify-single-word="false"/>
      <style:text-properties fo:language="uk" fo:country="UA" fo:font-style="italic" officeooo:paragraph-rsid="001b2b7a" style:font-style-asian="italic"/>
    </style:style>
    <style:style style:name="P4" style:family="paragraph" style:parent-style-name="Standard">
      <style:paragraph-properties fo:text-align="start" style:justify-single-word="false"/>
      <style:text-properties fo:language="uk" fo:country="UA" officeooo:paragraph-rsid="001b2b7a"/>
    </style:style>
    <style:style style:name="P5" style:family="paragraph" style:parent-style-name="Standard">
      <style:text-properties fo:language="uk" fo:country="UA" officeooo:paragraph-rsid="001b2b7a"/>
    </style:style>
    <style:style style:name="P6" style:family="paragraph" style:parent-style-name="Standard">
      <style:paragraph-properties fo:text-align="start" style:justify-single-word="false"/>
      <style:text-properties fo:font-size="14pt" officeooo:paragraph-rsid="001b2b7a" style:font-size-asian="14pt"/>
    </style:style>
    <style:style style:name="P7" style:family="paragraph" style:parent-style-name="Standard">
      <style:text-properties officeooo:paragraph-rsid="001b2b7a"/>
    </style:style>
    <style:style style:name="P8" style:family="paragraph" style:parent-style-name="Standard">
      <style:paragraph-properties fo:margin-left="0cm" fo:margin-right="0cm" fo:text-align="start" style:justify-single-word="false" fo:text-indent="0cm" style:auto-text-indent="false"/>
      <style:text-properties fo:font-size="14pt" officeooo:paragraph-rsid="001b2b7a" style:font-size-asian="14pt"/>
    </style:style>
    <style:style style:name="T1" style:family="text">
      <style:text-properties fo:font-size="14pt" fo:language="uk" fo:country="UA" fo:font-weight="bold" style:font-size-asian="14pt" style:font-weight-asian="bold"/>
    </style:style>
    <style:style style:name="T2" style:family="text">
      <style:text-properties fo:font-size="14pt" fo:language="en" fo:country="US" fo:font-weight="bold" style:font-size-asian="14pt" style:font-weight-asian="bold"/>
    </style:style>
    <style:style style:name="T3" style:family="text">
      <style:text-properties fo:font-style="italic" style:font-style-asian="italic"/>
    </style:style>
    <style:style style:name="T4"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Java vs C++</text:span></text:p>
      <text:p text:style-name="P5">Відомо, що для позначень змінних часто використовують англійські слова або навіть цілі словосполучення, що описують суть змінних, що містять ті чи інші значення. Наведемо нижче правила опису змінних, якими керуються програмісти, які реалізують програми на Java і C ++.</text:p>
      <text:p text:style-name="P5">У мові Java прийнято перше слово, що входить в назву змінної записувати з маленької латинської літери, наступне слово йде з великої літери (тільки перша буква слова велика), слова не мають роздільників і складаються тільки з латинських букв. Наприклад, правильні записи змінних в Java можуть виглядати наступним чином: javaIdentifier, longAndMnemonicIdentifier, ім'я, NEERC.</text:p>
      <text:p text:style-name="P5">У мові C ++ для опису змінних використовуються тільки маленькі латинські символи та символ «_», який відокремлює непусті слова один від одного. Приклади: java_identifier, long_and_mnemonic_identifier, ім'я, n_e_e_r_c.</text:p>
      <text:p text:style-name="P5">Вам потрібно написати програму, яка перетворює змінну, записану на одній мові в формат іншої мови.</text:p>
      <text:p text:style-name="P5"><text:span text:style-name="T3">Вхідні дані.</text:span> У вхідному файлі INPUT.TXT задано найменування змінною довжиною не більше 100 символів.</text:p>
      <text:p text:style-name="P5">Вихідні дані. У вихідний файл OUTPUT.TXT потрібно вивести аналог імені змінної в іншій мові. Тобто якщо змінна представлена в форматі Java, то слід перевести в формат C ++ і навпаки. У тому випадку, коли ім'я змінної не відповідає жодному з вищеописаних мов, слід вивести «Error!»</text:p>
      <text:p text:style-name="P3"/>
      <text:p text:style-name="P4">Контрольний приклад</text:p>
      <table:table table:name="Таблиця3" table:style-name="Таблиця3">
        <table:table-column table:style-name="Таблиця3.A"/>
        <table:table-column table:style-name="Таблиця3.B"/>
        <table:table-row table:style-name="Таблиця3.1">
          <table:table-cell table:style-name="Таблиця3.A1" office:value-type="string">
            <text:p text:style-name="P1">Input.txt</text:p>
          </table:table-cell>
          <table:table-cell table:style-name="Таблиця3.B1" office:value-type="string">
            <text:p text:style-name="P1">Output.txt</text:p>
          </table:table-cell>
        </table:table-row>
        <table:table-row table:style-name="Таблиця3.2">
          <table:table-cell table:style-name="Таблиця3.A2" office:value-type="string">
            <text:p text:style-name="P8">long_and_mnemonic_identifier</text:p>
          </table:table-cell>
          <table:table-cell table:style-name="Таблиця3.B2" office:value-type="string">
            <text:p text:style-name="P6">longAndMnemonicIdentifier</text:p>
          </table:table-cell>
        </table:table-row>
        <table:table-row table:style-name="Таблиця3.3">
          <table:table-cell table:style-name="Таблиця3.A3" office:value-type="string">
            <text:p text:style-name="P8">anotherExample</text:p>
          </table:table-cell>
          <table:table-cell table:style-name="Таблиця3.B3" office:value-type="string">
            <text:p text:style-name="P6">another_example</text:p>
          </table:table-cell>
        </table:table-row>
        <table:table-row table:style-name="Таблиця3.3">
          <table:table-cell table:style-name="Таблиця3.A4" office:value-type="string">
            <text:p text:style-name="P8">i</text:p>
          </table:table-cell>
          <table:table-cell table:style-name="Таблиця3.B4" office:value-type="string">
            <text:p text:style-name="P6">i</text:p>
          </table:table-cell>
        </table:table-row>
        <table:table-row table:style-name="Таблиця3.3">
          <table:table-cell table:style-name="Таблиця3.A5" office:value-type="string">
            <text:p text:style-name="P8">bad_Style</text:p>
          </table:table-cell>
          <table:table-cell table:style-name="Таблиця3.B5" office:value-type="string">
            <text:p text:style-name="P6">Error!</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Стиль_20_Первая_20_строка_3a__20__20_0_20_см" style:display-name="Стиль Первая строка:  0 см" style:family="paragraph" style:parent-style-name="Standard">
      <style:paragraph-properties fo:margin-left="0cm" fo:margin-right="0cm" fo:text-indent="0cm" style:auto-text-indent="false"/>
      <style:text-properties fo:font-size="11pt" style:font-size-asian="11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12:28:24.610393898</meta:creation-date>
    <dc:date>2016-10-30T12:28:41.724472024</dc:date>
    <meta:editing-duration>PT17S</meta:editing-duration>
    <meta:editing-cycles>1</meta:editing-cycles>
    <meta:document-statistic meta:table-count="1" meta:image-count="0" meta:object-count="0" meta:page-count="1" meta:paragraph-count="18" meta:word-count="206" meta:character-count="1485" meta:non-whitespace-character-count="1297"/>
    <meta:generator>LibreOffice/5.1.4.2$Linux_X86_64 LibreOffice_project/10m0$Build-2</meta:generator>
  </office:meta>
</office:document-meta>
</file>